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roman"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Roman No9 L"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P1"/>
      <text:p text:style-name="P1">[Summary goes here]</text:p>
      <text:p text:style-name="P1"/>
      <text:p text:style-name="P1">The aim of this document is to serve as a quick start guide to potential developers. <text:s/>It provides a glimpse to the internal structure of the program, and at the same time, explains some decisions in order to help the reader understand why things are done the way they have been done.</text:p>
      <text:p text:style-name="P1"/>
      <text:p text:style-name="P1"/>
      <text:h text:style-name="Heading_20_1" text:outline-level="1">Introduction</text:h>
      <text:p text:style-name="P1"/>
      <text:p text:style-name="P1">[Insert description for avoCADo and the vision here]</text:p>
      <text:p text:style-name="P1"/>
      <text:p text:style-name="P1">[What will be different in avoCADo from other opensource CAD software]</text:p>
      <text:p text:style-name="P1"/>
      <text:p text:style-name="P1"/>
      <text:p text:style-name="P1"/>
      <text:h text:style-name="Heading_20_1" text:outline-level="1">Programming language</text:h>
      <text:p text:style-name="P1"/>
      <text:p text:style-name="P1">There are several reasons why AvoCADo is written in Java. <text:s/>The most important of which is that Java is platform independence. <text:s/>Although languages such as C++ can also be ported to various platforms, Java has voiced a pretty strong commitment to doing so and very little work is required to enable AvoCADo to work on different operating systems. <text:s/>Another reason is the ease of development in Java due to things like automatic garbage collection, the availability of excellent open source IDEs (such as Eclipse), and great API documentation. <text:s/>Finally, most programmers today are pretty familiar with Java and a large developer base will enable avoCADo to pull in volunteers more easily.</text:p>
      <text:p text:style-name="P1"/>
      <text:p text:style-name="P1">One concern that many people raised at this point is speed. <text:s/>Most people shy away from Java for applications that require "heavy lifting" because of the language's reputation of being slow. <text:s/>However, modern Java applications are not appreciably slower and with Java 1.6, that concern is even less of an issue.</text:p>
      <text:p text:style-name="P1"/>
      <text:p text:style-name="P1">OpenGL in avoCAD is handled via a Java library named JOGL. <text:s/>It abstracts away the hardware and provides all of the basic OpenGL method calls. <text:s/>The hope is that this will lend nicely to optimizations and improvements specific to CAD use. <text:s/>A generic scenegraph library is likely to do most things pretty well, but not integrate all of the necessary functionality for boolean operations, parameterized features, etc. </text:p>
      <text:p text:style-name="P1"/>
      <text:p text:style-name="P1"/>
      <text:p text:style-name="P1"/>
      <text:h text:style-name="Heading_20_1" text:outline-level="1">Drawing method</text:h>
      <text:p text:style-name="P1"/>
      <text:p text:style-name="P1">The drawing method in avoCADo is very similar to that of SolidWorks, the latter of which is a Windows-based 3D CAD application developed by SolidWorks Corporation. <text:s/>For those who are unfamiliar with this CAD software, this section provides a bottom-up view on the structure of the program's CAD drawing.</text:p>
      <text:p text:style-name="P1"/>
      <text:p text:style-name="P1">Consider a purely 2D-based drawing.</text:p>
      <text:p text:style-name="P1"/>
      <text:h text:style-name="Heading_20_1" text:outline-level="1">Essential classes</text:h>
      <text:p text:style-name="P1"/>
      <text:p text:style-name="P1">Prim2D</text:p>
      <text:p text:style-name="P1">Prim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roman"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30T13:00:46</meta:creation-date>
    <dc:date>2007-04-30T18:58:58</dc:date>
    <dc:language>en-US</dc:language>
    <meta:editing-cycles>21</meta:editing-cycles>
    <meta:editing-duration>PT5H58M14S</meta:editing-duration>
    <meta:user-defined meta:name="Info 1"/>
    <meta:user-defined meta:name="Info 2"/>
    <meta:user-defined meta:name="Info 3"/>
    <meta:user-defined meta:name="Info 4"/>
    <meta:document-statistic meta:table-count="0" meta:image-count="0" meta:object-count="0" meta:page-count="2" meta:paragraph-count="16" meta:word-count="370" meta:character-count="2252"/>
  </office:meta>
</office:document-meta>
</file>